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990000" draw:textarea-horizontal-align="justify" draw:textarea-vertical-align="middle" draw:auto-grow-height="false" fo:min-height="2.355cm" fo:min-width="7.477cm"/>
    </style:style>
    <style:style style:name="gr2" style:family="graphic" style:parent-style-name="standard">
      <style:graphic-properties draw:stroke="none" draw:fill="gradient" draw:fill-color="#990000" draw:fill-gradient-name="Gradient_20_22" draw:textarea-horizontal-align="justify" draw:textarea-vertical-align="middle" draw:auto-grow-height="false" fo:min-height="2.355cm" fo:min-width="7.475cm"/>
    </style:style>
    <style:style style:name="gr3" style:family="graphic" style:parent-style-name="standard">
      <style:graphic-properties draw:stroke="none" draw:fill="gradient" draw:fill-color="#990000" draw:fill-gradient-name="Gradient_20_24" draw:textarea-horizontal-align="justify" draw:textarea-vertical-align="middle" draw:auto-grow-height="false" fo:min-height="2.355cm" fo:min-width="7.477cm"/>
    </style:style>
    <style:style style:name="gr4" style:family="graphic" style:parent-style-name="standard">
      <style:graphic-properties draw:stroke="none" draw:fill="solid" draw:fill-color="#ff9999" draw:opacity="100%" draw:opacity-name="Transparency_20_40" draw:textarea-horizontal-align="justify" draw:textarea-vertical-align="middle" draw:auto-grow-height="false" fo:min-height="2.355cm" fo:min-width="7.477cm"/>
    </style:style>
    <style:style style:name="gr5" style:family="graphic" style:parent-style-name="standard">
      <style:graphic-properties draw:stroke="none" draw:fill="solid" draw:fill-color="#990000" draw:opacity="100%" draw:opacity-name="Transparency_20_39" draw:textarea-horizontal-align="justify" draw:textarea-vertical-align="middle" draw:auto-grow-height="false" fo:min-height="2.355cm" fo:min-width="30.112cm"/>
    </style:style>
    <style:style style:name="gr6" style:family="graphic" style:parent-style-name="standard">
      <style:graphic-properties draw:stroke="solid" svg:stroke-width="0.035cm" svg:stroke-color="#ffffff" draw:marker-start-width="0.253cm" draw:marker-end-width="0.253cm" draw:fill="solid" draw:fill-color="#cc0000" draw:textarea-horizontal-align="center" draw:textarea-vertical-align="middle" fo:min-height="0.75cm" fo:padding-top="0.143cm" fo:padding-bottom="0.143cm" fo:padding-left="0.268cm" fo:padding-right="0.268cm" draw:shadow="visible" draw:shadow-offset-x="0.035cm" draw:shadow-offset-y="0.035cm" draw:shadow-color="#000000" draw:shadow-opacity="40%"/>
    </style:style>
    <style:style style:name="P1" style:family="paragraph">
      <loext:graphic-properties draw:fill-color="#990000"/>
      <style:paragraph-properties fo:text-align="center"/>
    </style:style>
    <style:style style:name="P2" style:family="paragraph">
      <loext:graphic-properties draw:fill="gradient" draw:fill-color="#990000" draw:fill-gradient-name="Gradient_20_22"/>
      <style:paragraph-properties fo:text-align="center"/>
    </style:style>
    <style:style style:name="P3" style:family="paragraph">
      <loext:graphic-properties draw:fill="gradient" draw:fill-color="#990000" draw:fill-gradient-name="Gradient_20_24"/>
      <style:paragraph-properties fo:text-align="center"/>
    </style:style>
    <style:style style:name="P4" style:family="paragraph">
      <loext:graphic-properties draw:fill="solid" draw:fill-color="#ff9999" draw:opacity="100%" draw:opacity-name="Transparency_20_40"/>
      <style:paragraph-properties fo:text-align="center"/>
    </style:style>
    <style:style style:name="P5" style:family="paragraph">
      <loext:graphic-properties draw:fill="solid" draw:fill-color="#990000" draw:opacity="100%" draw:opacity-name="Transparency_20_39"/>
      <style:paragraph-properties fo:text-align="center"/>
    </style:style>
    <style:style style:name="P6" style:family="paragraph">
      <loext:graphic-properties draw:fill="solid" draw:fill-color="#cc0000"/>
      <style:paragraph-properties fo:text-align="center"/>
      <style:text-properties fo:font-size="32pt" style:font-size-asian="32pt" style:font-size-complex="32pt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7.976cm" svg:height="2.604cm" svg:x="0cm" svg:y="0cm">
          <text:p/>
          <draw:enhanced-geometry svg:viewBox="0 0 21600 21600" draw:mirror-horizontal="false" draw:mirror-vertical="false" draw:text-areas="0 0 21600 21600" draw:type="chevron" draw:modifiers="20314.65892597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7.975cm" svg:height="2.604cm" svg:x="7.544cm" svg:y="0.002cm">
          <text:p/>
          <draw:enhanced-geometry svg:viewBox="0 0 21600 21600" draw:mirror-horizontal="false" draw:mirror-vertical="false" draw:text-areas="0 0 21600 21600" draw:type="chevron" draw:modifiers="20314.65892597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7.976cm" svg:height="2.604cm" svg:x="15.089cm" svg:y="0.004cm">
          <text:p/>
          <draw:enhanced-geometry svg:viewBox="0 0 21600 21600" draw:mirror-horizontal="false" draw:mirror-vertical="false" draw:text-areas="0 0 21600 21600" draw:type="chevron" draw:modifiers="20314.65892597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7.976cm" svg:height="2.604cm" svg:x="22.634cm" svg:y="0.006cm">
          <text:p/>
          <draw:enhanced-geometry svg:viewBox="0 0 21600 21600" draw:mirror-horizontal="false" draw:mirror-vertical="false" draw:text-areas="0 0 21600 21600" draw:type="chevron" draw:modifiers="20314.65892597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30.611cm" svg:height="2.604cm" svg:x="0cm" svg:y="0.007cm">
          <text:p/>
          <draw:enhanced-geometry svg:viewBox="0 0 21600 21600" draw:mirror-horizontal="false" draw:mirror-vertical="false" draw:text-areas="0 0 21600 21600" draw:type="chevron" draw:modifiers="21250.01960015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g>
          <draw:path draw:style-name="gr6" draw:text-style-name="P6" draw:layer="layout" svg:width="0.95cm" svg:height="1.632cm" svg:x="0.76cm" svg:y="0.288cm" svg:viewBox="0 0 951 1633" svg:d="M481 1633c-271 0-431-141-481-424l212-34c13 87 43 156 92 205 47 51 106 75 177 75 79 0 141-27 187-81 45-55 67-134 67-239v-957h-306v-178h522v1130c0 156-42 278-126 368-84 89-199 135-344 135z">
            <text:p/>
          </draw:path>
          <draw:path draw:style-name="gr6" draw:text-style-name="P6" draw:layer="layout" svg:width="1.19cm" svg:height="1.281cm" svg:x="1.986cm" svg:y="0.638cm" svg:viewBox="0 0 1191 1282" svg:d="M370 1282c-123 0-215-33-277-99-61-65-93-157-93-271 0-129 42-228 125-297s218-104 404-104h275v-69c0-102-21-175-63-219-44-44-110-66-200-66-91 0-158 16-199 46-42 32-67 81-75 150l-213-20c35-222 199-333 492-333 154 0 270 36 347 108 78 70 116 173 116 309v532c0 61 8 106 24 138 15 31 46 46 90 46 20 0 43-3 68-9v129c-52 12-104 19-158 19-75 0-131-20-165-62-34-39-54-102-58-188h-6c-53 96-113 162-182 202-69 38-154 58-252 58zM417 1128c74 0 141-17 199-52 58-33 104-81 138-139 33-60 50-121 50-183v-101h-224c-96 0-168 9-217 27-50 18-88 47-114 86-27 37-40 87-40 150 0 68 19 119 54 156 36 38 87 56 154 56z">
            <text:p/>
          </draw:path>
          <draw:path draw:style-name="gr6" draw:text-style-name="P6" draw:layer="layout" svg:width="1.147cm" svg:height="1.722cm" svg:x="3.189cm" svg:y="0.66cm" svg:viewBox="0 0 1148 1723" svg:d="M210 1723c-55 0-102-6-140-13v-154c29 4 60 6 96 6 126 0 226-94 300-283l19-49-485-1230h217l258 684c4 10 9 23 14 38 6 15 23 64 50 149 29 85 45 131 48 142l79-226 268-787h214l-471 1237c-50 131-97 230-140 293-45 65-92 113-146 145-53 32-113 48-181 48z">
            <text:p/>
          </draw:path>
          <draw:path draw:style-name="gr6" draw:text-style-name="P6" draw:layer="layout" svg:width="1.525cm" svg:height="1.609cm" svg:x="4.357cm" svg:y="0.287cm" svg:viewBox="0 0 1526 1610" svg:d="M875 1610c-75 0-150 0-224 0-217-536-434-1074-651-1610 76 0 151 0 228 0 147 378 294 755 440 1133 32 96 65 190 96 286 32-96 63-190 95-286 146-378 292-755 439-1133 75 0 152 0 228 0-217 536-434 1074-651 1610z">
            <text:p/>
          </draw:path>
          <draw:path draw:style-name="gr6" draw:text-style-name="P6" draw:layer="layout" svg:width="0.642cm" svg:height="1.718cm" svg:x="5.895cm" svg:y="0.2cm" svg:viewBox="0 0 643 1719" svg:d="M0 1719c155-574 310-1146 466-1719 59 0 118 0 177 0-152 573-306 1145-460 1719-61 0-122 0-183 0z">
            <text:p/>
          </draw:path>
          <draw:path draw:style-name="gr6" draw:text-style-name="P6" draw:layer="layout" svg:width="0.642cm" svg:height="1.718cm" svg:x="6.538cm" svg:y="0.2cm" svg:viewBox="0 0 643 1719" svg:d="M0 1719c155-574 310-1146 466-1719 59 0 118 0 177 0-152 573-306 1145-460 1719-61 0-122 0-183 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2" draw:display-name="Gradient 22" draw:style="linear" draw:start-color="#990000" draw:end-color="#ff0000" draw:start-intensity="100%" draw:end-intensity="100%" draw:angle="900" draw:border="0%"/>
    <draw:gradient draw:name="Gradient_20_24" draw:display-name="Gradient 24" draw:style="linear" draw:start-color="#ff0000" draw:end-color="#ff9999" draw:start-intensity="100%" draw:end-intensity="100%" draw:angle="900" draw:border="0%"/>
    <draw:opacity draw:name="Transparency_20_39" draw:display-name="Transparency 39" draw:style="linear" draw:start="0%" draw:end="100%" draw:angle="0" draw:border="0%"/>
    <draw:opacity draw:name="Transparency_20_40" draw:display-name="Transparency 40" draw:style="linear" draw:start="100%" draw:end="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6cm" fo:page-height="2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8T18:00:18.073135141</meta:creation-date>
    <dc:date>2017-04-29T13:39:22.612284585</dc:date>
    <meta:editing-duration>PT17M59S</meta:editing-duration>
    <meta:editing-cycles>4</meta:editing-cycles>
    <meta:generator>LibreOfficeDev/5.2.5.1$Linux_X86_64 LibreOffice_project/20m0$Build-1</meta:generator>
    <meta:document-statistic meta:object-count="12"/>
  </office:meta>
</office:document-meta>
</file>